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fi" svg:font-family="'Liberation Serfi'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9" style:family="text">
      <style:text-properties fo:color="#000000" style:font-name="Monospace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10" style:family="text">
      <style:text-properties fo:color="#000000" style:font-name="Liberation Serif" fo:font-size="12pt" style:font-name-asian="Monospace" style:font-size-asian="12pt" style:font-name-complex="Monospace" style:font-size-complex="12pt"/>
    </style:style>
    <style:style style:name="T11" style:family="text">
      <style:text-properties fo:color="#000000" style:font-name="Liberation Serif" fo:font-size="12pt" style:font-name-asian="Monospace" style:font-size-asian="10.5pt" style:font-name-complex="Monospace" style:font-size-complex="12pt"/>
    </style:style>
    <style:style style:name="T12" style:family="text">
      <style:text-properties fo:color="#000000" style:font-name="Liberation Serif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tropy (information theory)</text:p>
      <text:p text:style-name="P2">The entropy describes the average information content or information density of a message. A high entropy is often associated with maximum chaos / minimum order / pure chance / insecurity.</text:p>
      <text:p text:style-name="Standard">Entropy is defined as $\Eta = -\sum_{c\inC}p_c \ln p_c$. Note that $0 \ln 0 = 0$, as $\lim_{x\to 0}x \ln x = 0$.</text:p>
      <text:p text:style-name="Standard"/>
      <text:p text:style-name="P1">Maximum entropy</text:p>
      <text:p text:style-name="Standard">The maximum value the entropy can take is under a discrete normal distributions and amounts to $\Eta_{max} = \ln N$.</text:p>
      <text:p text:style-name="Standard"/>
      <text:p text:style-name="P1">Entropy range</text:p>
      <text:p text:style-name="Standard">$\Eta \in [0, \Eta_{max}]$, where a value of $0$ means perfectly ordered (one class with 100% probability, all other without any) and $\Eta_{max}$ signifies a discrete normal distribution.</text:p>
      <text:p text:style-name="Standard"/>
      <text:p text:style-name="P1">Normalizing the entropy</text:p>
      <text:p text:style-name="Standard">$\Eta_{norm} = \frac{\Eta}{\Eta_{max}} \leq 1$</text:p>
      <text:p text:style-name="Standard"/>
      <text:p text:style-name="P1">Entropy of a subset</text:p>
      <text:p text:style-name="Standard">If $S_b \subset S_a$, then $\Eta(S_b)$ can be $&gt;$, $=$ or $&lt;$ than $\Eta(S_a)$.</text:p>
      <text:p text:style-name="Standard"/>
      <text:p text:style-name="P1">Information gain range based on entropy (information theory)</text:p>
      <text:p text:style-name="Standard"><text:span text:style-name="T4">Defined as $\I = \Eta(S) - \sum_{i\in{L,R}}\frac{|S_i|}{|S|}\Eta(S_i)$, the information gain has a support of </text:span>$I \in [0, \ln 2]$.</text:p>
      <text:p text:style-name="Standard"/>
      <text:p text:style-name="P3"/>
      <text:p text:style-name="P3">Entropy (differential)</text:p>
      <text:p text:style-name="Standard">Where the entropy (information theory describes discrete, the entropy (differential) describes continuous random variables. It can be defined as a measure of average surprisal of a random variable from a continuous probability distributions. Unlike the Shannon entropy, the differential entropy is not in general a good measure of uncertainty or information. For example, the differential entropy can be negative; also it is not invariant under continuous co-ordinate transformations.</text:p>
      <text:p text:style-name="Standard"/>
      <text:p text:style-name="Standard">Considering a random variable $X$ with a probability density function $f$ with support (definition range) of $\mathbb{X}$, then the entropy is defined as $\eta(X) = \int_{\mathbb{X}}f(x)\ln f(x) dx$.</text:p>
      <text:p text:style-name="Standard"/>
      <text:p text:style-name="P1">Notes on variable range</text:p>
      <text:p text:style-name="Standard">The entropy is not scale invariant, hence the random variables should be normalized to the same range.</text:p>
      <text:p text:style-name="Standard"><text:span text:style-name="T3">Is this assured in the case of the Gaussian based entropy?!?!?</text:span></text:p>
      <text:p text:style-name="Standard">The magnitude of the determinant value depends on the dimensionality of the multivariate Gaussian.</text:p>
      <text:p text:style-name="Standard"/>
      <text:p text:style-name="P1">Entropy for multivariate Gaussian</text:p>
      <text:p text:style-name="Standard">If the random variable $X$ comes from a multivariate Gaussian with dimensionality $n$ mean $\mu$ and co-variance matrix $\Sigma$, then $\eta(X) = \frac{1}{2} \ln\left((2\pi\e))^n \det{\Sigma}\right)$.</text:p>
      <text:p text:style-name="Standard"/>
      <text:p text:style-name="P1">Range of entropy for multivariate Gaussian</text:p>
      <text:p text:style-name="Standard">The support for the entropy is $(-\inf, \inf)$.</text:p>
      <text:p text:style-name="Standard"/>
      <text:p text:style-name="P1">Maximization in the normal distribution</text:p>
      <text:p text:style-name="Standard"><text:soft-page-break/>A Gaussian variable has the largest entropy amongst all random variables of equal variance, or, alternatively, that the maximum entropy distribution under constraints of mean and variance is the Gaussian.</text:p>
      <text:p text:style-name="Standard">That means if $g(x)$ is a Gaussian PDF with mean $\mu$ and variance $\sigma^2$ and $f(x)$ an arbitrary PDF with the same variance, it holds that $\eta(g(x)) \geq \eta(f(X))$.</text:p>
      <text:p text:style-name="Standard"/>
      <text:p text:style-name="P1">Information gain range based on entropy (differential)</text:p>
      <text:p text:style-name="Standard"><text:span text:style-name="T4">Defined as $\I = \Eta(S) - \sum_{i\in{L,R}}\frac{|S_i|}{|S|}\Eta(S_i)$, the information gain has a support of </text:span>$I \in [-\inf, \inf].</text:p>
      <text:p text:style-name="Standard"/>
      <text:p text:style-name="Standard"/>
      <text:p text:style-name="Standard"/>
      <text:p text:style-name="P1">Positive entropy hack</text:p>
      <text:p text:style-name="Standard">As the implemented classification tree variants in sklearn are all based on the non-negative entropy (information gain), the <text:span text:style-name="T5">TreeBuilder</text:span>s checks the entropy (here: <text:span text:style-name="T5">impurity</text:span>) of each node against an upper threshold MIN_IMPURITY_SPLIT to determine whether to declare the node a leaf or to attempt another split.</text:p>
      <text:p text:style-name="Standard">Since the entropy (differential) covers the whole range of the real numbers, includings the negative ones, a hack has to be employed to avoid a premature leaf declaration. In skleanef, this is implemented by adding a constant ENTROPY_SHIFT on the computed impurities in</text:p>
      <text:p text:style-name="Standard"><text:span text:style-name="T7">children_impurity </text:span><text:span text:style-name="T10">as well as</text:span><text:span text:style-name="T7"> node_impurity. </text:span><text:span text:style-name="T11">Thus, the value of the entropy (differential) is shifted partly into the positive, resulting in </text:span><text:span text:style-name="T7">ENTROPY_SHIFT</text:span><text:span text:style-name="T11"> - <text:s/>MIN_IMPURITY_SPLIT to become the de facto threshold point to decide between leaf and a further split.</text:span></text:p>
      <text:p text:style-name="Standard"/>
      <text:p text:style-name="P1">Minimal information gain hack</text:p>
      <text:p text:style-name="Standard">Sklearn offers with <text:span text:style-name="Emphasis">max_depth</text:span>, <text:span text:style-name="Emphasis">min_samples_split</text:span>, <text:span text:style-name="Emphasis">min_samples_leaf</text:span>, <text:span text:style-name="Emphasis">min_weight_fraction_leaf </text:span><text:span text:style-name="Emphasis"><text:span text:style-name="T1">and</text:span></text:span> <text:span text:style-name="Emphasis">max_leaf_nodes</text:span><text:span text:style-name="Emphasis"><text:span text:style-name="T1"> a number of control parameters to restrict the tree growth. What it does not offer is a </text:span></text:span><text:span text:style-name="Emphasis"><text:span text:style-name="T5">min_improvement </text:span></text:span><text:span text:style-name="Emphasis"><text:span text:style-name="T1">variable, albeit the information gain</text:span></text:span><text:span text:style-name="Emphasis"><text:span text:style-name="T2"> (information theory) </text:span></text:span><text:span text:style-name="Emphasis"><text:span text:style-name="T1">has a fixed range of $I \in [0, \ln 2]$.</text:span></text:span></text:p>
      <text:p text:style-name="Standard"><text:span text:style-name="Emphasis"><text:span text:style-name="T1"/></text:span></text:p>
      <text:p text:style-name="Standard"><text:span text:style-name="Emphasis"><text:span text:style-name="T1">While this does not hold true for the information gain</text:span></text:span><text:span text:style-name="Emphasis"><text:span text:style-name="T2"> (differential), such a control parameter is more apt to control the tree growth in the case of fitting Gaussians to the data. Therefore, we introduce the </text:span></text:span><text:span text:style-name="Emphasis"><text:span text:style-name="T6">min_improvement </text:span></text:span><text:span text:style-name="Emphasis"><text:span text:style-name="T2">parameter, which is passes to the </text:span></text:span><text:span text:style-name="Emphasis"><text:span text:style-name="T9">UnSupervisedClassificationCriterion</text:span></text:span><text:span text:style-name="Emphasis"><text:span text:style-name="T8">. </text:span></text:span><text:span text:style-name="Emphasis"><text:span text:style-name="T12">To achieve the desired effect, the impurity_improvement method is overwritten and in the case of a value &lt; min_split_gain the -INFINITY is returned in place of the impurity improvement, which de facto invalidates the current split.</text:span></text:span></text:p>
      <text:p text:style-name="Standard"/>
      <text:p text:style-name="P1">Achieving a integral value of 1 for the learned density function</text:p>
      <text:p text:style-name="Standard"/>
      <text:p text:style-name="P1">Coping with singular co-variance matrices during training</text:p>
      <text:p text:style-name="Standard"/>
      <text:p text:style-name="P1">Coping with singular co-variance matrices during application</text:p>
      <text:p text:style-name="Standard"/>
      <text:p text:style-name="P1">Coping with numerical instability during logdet computa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fi" svg:font-family="'Liberation Serfi'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5-06-09T09:39:18</meta:creation-date>
    <meta:generator>LibreOffice/3.5$Linux_X86_64 LibreOffice_project/350m1$Build-2</meta:generator>
    <dc:date>2015-06-09T13:45:23</dc:date>
    <dc:creator>Oskar Maier</dc:creator>
    <meta:editing-duration>PT4H5M27S</meta:editing-duration>
    <meta:editing-cycles>105</meta:editing-cycles>
    <meta:document-statistic meta:table-count="0" meta:image-count="0" meta:object-count="0" meta:page-count="2" meta:paragraph-count="40" meta:word-count="727" meta:character-count="4898" meta:non-whitespace-character-count="4210"/>
  </office:meta>
</office:document-meta>
</file>